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1.22081852" calcext:value-type="float">
            <text:p>1,22081852</text:p>
          </table:table-cell>
          <table:table-cell office:value-type="float" office:value="0.5663261414" calcext:value-type="float">
            <text:p>0,5663261414</text:p>
          </table:table-cell>
          <table:table-cell office:value-type="float" office:value="0.002023271285" calcext:value-type="float">
            <text:p>0,0020232713</text:p>
          </table:table-cell>
          <table:table-cell office:value-type="float" office:value="0.00004647089372" calcext:value-type="float">
            <text:p>4,647089372E-0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3264" calcext:value-type="float">
            <text:p>143264</text:p>
          </table:table-cell>
          <table:table-cell office:value-type="float" office:value="1.157342076" calcext:value-type="float">
            <text:p>1,157342076</text:p>
          </table:table-cell>
          <table:table-cell office:value-type="float" office:value="0.5515947342" calcext:value-type="float">
            <text:p>0,5515947342</text:p>
          </table:table-cell>
          <table:table-cell office:value-type="float" office:value="0.0006531632389" calcext:value-type="float">
            <text:p>0,0006531632</text:p>
          </table:table-cell>
          <table:table-cell office:value-type="float" office:value="0.00001064940079" calcext:value-type="float">
            <text:p>1,064940079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3743" calcext:value-type="float">
            <text:p>143743</text:p>
          </table:table-cell>
          <table:table-cell office:value-type="float" office:value="1.149387836" calcext:value-type="float">
            <text:p>1,149387836</text:p>
          </table:table-cell>
          <table:table-cell office:value-type="float" office:value="0.5877481103" calcext:value-type="float">
            <text:p>0,5877481103</text:p>
          </table:table-cell>
          <table:table-cell office:value-type="float" office:value="0.0003290241875" calcext:value-type="float">
            <text:p>0,0003290242</text:p>
          </table:table-cell>
          <table:table-cell office:value-type="float" office:value="0.000003537894372" calcext:value-type="float">
            <text:p>3,537894372E-00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3995" calcext:value-type="float">
            <text:p>143995</text:p>
          </table:table-cell>
          <table:table-cell office:value-type="float" office:value="1.138697863" calcext:value-type="float">
            <text:p>1,138697863</text:p>
          </table:table-cell>
          <table:table-cell office:value-type="float" office:value="0.594442606" calcext:value-type="float">
            <text:p>0,594442606</text:p>
          </table:table-cell>
          <table:table-cell office:value-type="float" office:value="0.0003496429417" calcext:value-type="float">
            <text:p>0,0003496429</text:p>
          </table:table-cell>
          <table:table-cell office:value-type="float" office:value="0.00000706349374" calcext:value-type="float">
            <text:p>7,06349374E-00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4270" calcext:value-type="float">
            <text:p>144270</text:p>
          </table:table-cell>
          <table:table-cell office:value-type="float" office:value="1.061257839" calcext:value-type="float">
            <text:p>1,061257839</text:p>
          </table:table-cell>
          <table:table-cell office:value-type="float" office:value="0.5907969475" calcext:value-type="float">
            <text:p>0,5907969475</text:p>
          </table:table-cell>
          <table:table-cell office:value-type="float" office:value="0.0002537972759" calcext:value-type="float">
            <text:p>0,0002537973</text:p>
          </table:table-cell>
          <table:table-cell office:value-type="float" office:value="0.00000352496204" calcext:value-type="float">
            <text:p>0,00000352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4444" calcext:value-type="float">
            <text:p>144444</text:p>
          </table:table-cell>
          <table:table-cell office:value-type="float" office:value="1.100489378" calcext:value-type="float">
            <text:p>1,100489378</text:p>
          </table:table-cell>
          <table:table-cell office:value-type="float" office:value="0.598328352" calcext:value-type="float">
            <text:p>0,598328352</text:p>
          </table:table-cell>
          <table:table-cell office:value-type="float" office:value="0.0003062981123" calcext:value-type="float">
            <text:p>0,0003062981</text:p>
          </table:table-cell>
          <table:table-cell office:value-type="float" office:value="0.000003520668088" calcext:value-type="float">
            <text:p>3,520668088E-0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4701" calcext:value-type="float">
            <text:p>144701</text:p>
          </table:table-cell>
          <table:table-cell office:value-type="float" office:value="1.133388042" calcext:value-type="float">
            <text:p>1,133388042</text:p>
          </table:table-cell>
          <table:table-cell office:value-type="float" office:value="0.594783783" calcext:value-type="float">
            <text:p>0,594783783</text:p>
          </table:table-cell>
          <table:table-cell office:value-type="float" office:value="0.0002987256739" calcext:value-type="float">
            <text:p>0,0002987257</text:p>
          </table:table-cell>
          <table:table-cell office:value-type="float" office:value="0.000003514419632" calcext:value-type="float">
            <text:p>3,514419632E-0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5002" calcext:value-type="float">
            <text:p>145002</text:p>
          </table:table-cell>
          <table:table-cell office:value-type="float" office:value="1.178162098" calcext:value-type="float">
            <text:p>1,178162098</text:p>
          </table:table-cell>
          <table:table-cell office:value-type="float" office:value="0.5748124123" calcext:value-type="float">
            <text:p>0,5748124123</text:p>
          </table:table-cell>
          <table:table-cell office:value-type="float" office:value="0.000490990351" calcext:value-type="float">
            <text:p>0,0004909904</text:p>
          </table:table-cell>
          <table:table-cell office:value-type="float" office:value="0.000007014147741" calcext:value-type="float">
            <text:p>7,014147741E-0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5449" calcext:value-type="float">
            <text:p>145449</text:p>
          </table:table-cell>
          <table:table-cell office:value-type="float" office:value="1.087414026" calcext:value-type="float">
            <text:p>1,087414026</text:p>
          </table:table-cell>
          <table:table-cell office:value-type="float" office:value="0.5995748639" calcext:value-type="float">
            <text:p>0,5995748639</text:p>
          </table:table-cell>
          <table:table-cell office:value-type="float" office:value="0.0001573360496" calcext:value-type="float">
            <text:p>0,000157336</text:p>
          </table:table-cell>
          <table:table-cell office:value-type="float" office:value="0.00000349635684" calcext:value-type="float">
            <text:p>3,49635684E-0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5627" calcext:value-type="float">
            <text:p>145627</text:p>
          </table:table-cell>
          <table:table-cell office:value-type="float" office:value="1.083458304" calcext:value-type="float">
            <text:p>1,083458304</text:p>
          </table:table-cell>
          <table:table-cell office:value-type="float" office:value="0.5977750421" calcext:value-type="float">
            <text:p>0,5977750421</text:p>
          </table:table-cell>
          <table:table-cell office:value-type="float" office:value="0.0002025387221" calcext:value-type="float">
            <text:p>0,0002025387</text:p>
          </table:table-cell>
          <table:table-cell office:value-type="float" office:value="0.000003492046972" calcext:value-type="float">
            <text:p>0,000003492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1310415982" calcext:value-type="float">
            <text:p>1,1310415982</text:p>
          </table:table-cell>
          <table:table-cell table:formula="of:=AVERAGE([.D2:.D11])" office:value-type="float" office:value="0.58561829927" calcext:value-type="float">
            <text:p>0,5856182993</text:p>
          </table:table-cell>
          <table:table-cell table:formula="of:=AVERAGE([.E2:.E11])" office:value-type="float" office:value="0.00050647878379" calcext:value-type="float">
            <text:p>0,0005064788</text:p>
          </table:table-cell>
          <table:table-cell table:formula="of:=AVERAGE([.F2:.F11])" office:value-type="float" office:value="0.0000092284283935" calcext:value-type="float">
            <text:p>9,2284283935E-006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1T09:21:48.062803728</dc:date>
    <meta:document-statistic meta:table-count="1" meta:cell-count="70" meta:object-count="0"/>
    <meta:generator>LibreOffice/4.1.4.2$Linux_X86_64 LibreOffice_project/410m0$Build-2</meta:generator>
  </office:meta>
</office:document-meta>
</file>